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21ddd" officeooo:paragraph-rsid="00021ddd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21ddd" officeooo:paragraph-rsid="00021ddd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2pt" style:text-underline-style="none" fo:font-weight="normal" officeooo:rsid="00037675" officeooo:paragraph-rsid="00037675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1ddd" officeooo:paragraph-rsid="00021dd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21ddd" officeooo:paragraph-rsid="00021ddd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7675" officeooo:paragraph-rsid="00037675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37675" officeooo:paragraph-rsid="00021ddd" style:font-size-asian="12.25pt" style:font-weight-asian="normal" style:font-size-complex="14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81e5e" officeooo:paragraph-rsid="00081e5e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8943a" officeooo:paragraph-rsid="0008943a" style:font-size-asian="12.25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6pt" fo:font-weight="bold" officeooo:rsid="00081e5e" officeooo:paragraph-rsid="00081e5e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5pt" fo:font-weight="bold" officeooo:rsid="00081e5e" officeooo:paragraph-rsid="00081e5e" style:font-size-asian="15pt" style:font-weight-asian="bold" style:font-size-complex="15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37675" style:font-size-asian="12.25pt" style:font-size-complex="14pt"/>
    </style:style>
    <style:style style:name="T3" style:family="text">
      <style:text-properties fo:font-size="14pt" officeooo:rsid="00043c01" style:font-size-asian="12.25pt" style:font-size-complex="14pt"/>
    </style:style>
    <style:style style:name="T4" style:family="text">
      <style:text-properties officeooo:rsid="00037675"/>
    </style:style>
    <style:style style:name="T5" style:family="text">
      <style:text-properties officeooo:rsid="0007126b"/>
    </style:style>
    <style:style style:name="T6" style:family="text">
      <style:text-properties officeooo:rsid="0008943a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FC <text:span text:style-name="T4">J</text:span>coinche</text:p>
      <text:p text:style-name="P2"/>
      <text:p text:style-name="P2"/>
      <text:p text:style-name="P2">Client Command :</text:p>
      <text:p text:style-name="P2"/>
      <text:p text:style-name="P4">BET x (int)</text:p>
      <text:p text:style-name="P4">COINCHE</text:p>
      <text:p text:style-name="P4">COUNTERCOINCHE</text:p>
      <text:p text:style-name="P4">PASS</text:p>
      <text:p text:style-name="P4">PLAY type(<text:span text:style-name="T5">char</text:span>) number(char)</text:p>
      <text:p text:style-name="P4"/>
      <text:p text:style-name="P2">Server Response <text:span text:style-name="T1">:</text:span></text:p>
      <text:p text:style-name="P4"/>
      <text:p text:style-name="P6">PLAYER Y IS PLAYING</text:p>
      <text:p text:style-name="P6">NOT ENOUGH PLAYER DISCONNECTING FROM SERVER</text:p>
      <text:p text:style-name="P4"/>
      <text:p text:style-name="P4">PLAYER Y BET X</text:p>
      <text:p text:style-name="P4">PLAYER Y COINCHED</text:p>
      <text:p text:style-name="P4">PLAYER Y COUNTERCOINCHED</text:p>
      <text:p text:style-name="P4">PLAYER Y PASSED</text:p>
      <text:p text:style-name="P2"><text:span text:style-name="T1">PLAYER Y PLAYED </text:span><text:span text:style-name="T2">type (string) number (char)</text:span></text:p>
      <text:p text:style-name="P7"/>
      <text:p text:style-name="P3"><text:span text:style-name="T1">TEAM Z </text:span><text:span text:style-name="T3">WON THE ROUND</text:span></text:p>
      <text:p text:style-name="P3"><text:span text:style-name="T1">TEAM </text:span><text:span text:style-name="T3">Z WON THE GAME</text:span></text:p>
      <text:p text:style-name="P6"/>
      <text:p text:style-name="P6">COMMAND INVALID</text:p>
      <text:p text:style-name="P6">NOT YOUR TUR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 table:number-columns-repeated="2"/>
        <text:soft-page-break/>
        <table:table-row>
          <table:table-cell table:style-name="Table1.A1" office:value-type="string">
            <text:p text:style-name="P11">Envoie client</text:p>
          </table:table-cell>
          <table:table-cell table:style-name="Table1.B1" office:value-type="string">
            <text:p text:style-name="P12">D<text:span text:style-name="T6">é</text:span>tail<text:span text:style-name="T6">s</text:span></text:p>
          </table:table-cell>
        </table:table-row>
        <table:table-row>
          <table:table-cell table:style-name="Table1.A2" office:value-type="string">
            <text:p text:style-name="P9">BET X (x = int)</text:p>
          </table:table-cell>
          <table:table-cell table:style-name="Table1.B2" office:value-type="string">
            <text:p text:style-name="P9">Contrat de X points</text:p>
          </table:table-cell>
        </table:table-row>
        <table:table-row>
          <table:table-cell table:style-name="Table1.A2" office:value-type="string">
            <text:p text:style-name="P9">COINCHE</text:p>
          </table:table-cell>
          <table:table-cell table:style-name="Table1.B2" office:value-type="string">
            <text:p text:style-name="P9">Coinche le contrat</text:p>
          </table:table-cell>
        </table:table-row>
        <table:table-row>
          <table:table-cell table:style-name="Table1.A2" office:value-type="string">
            <text:p text:style-name="P9">COUNTERCOINCHE</text:p>
          </table:table-cell>
          <table:table-cell table:style-name="Table1.B2" office:value-type="string">
            <text:p text:style-name="P10">Contrecoinche le contrat</text:p>
          </table:table-cell>
        </table:table-row>
        <table:table-row>
          <table:table-cell table:style-name="Table1.A2" office:value-type="string">
            <text:p text:style-name="P10">PASS</text:p>
          </table:table-cell>
          <table:table-cell table:style-name="Table1.B2" office:value-type="string">
            <text:p text:style-name="P10">Passer sur le contrat</text:p>
          </table:table-cell>
        </table:table-row>
        <table:table-row>
          <table:table-cell table:style-name="Table1.A2" office:value-type="string">
            <text:p text:style-name="P10">PLAY TN (<text:span text:style-name="T7">T</text:span>ype + <text:span text:style-name="T7">N</text:span>umber)</text:p>
          </table:table-cell>
          <table:table-cell table:style-name="Table1.B2" office:value-type="string">
            <text:p text:style-name="P10">Joue la carte de type T et chiffre N</text:p>
          </table:table-cell>
        </table:table-row>
      </table:table>
      <text:p text:style-name="P6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0">Réponse serveur</text:p>
          </table:table-cell>
          <table:table-cell table:style-name="Table2.B1" office:value-type="string">
            <text:p text:style-name="P10">Détails</text:p>
          </table:table-cell>
        </table:table-row>
        <table:table-row>
          <table:table-cell table:style-name="Table2.A2" office:value-type="string">
            <text:p text:style-name="P10">PLAYER Y BET X</text:p>
          </table:table-cell>
          <table:table-cell table:style-name="Table2.B2" office:value-type="string">
            <text:p text:style-name="P10">Le joueur y a parié x</text:p>
          </table:table-cell>
        </table:table-row>
        <table:table-row>
          <table:table-cell table:style-name="Table2.A2" office:value-type="string">
            <text:p text:style-name="P10">PLAYER Y COINCHED</text:p>
          </table:table-cell>
          <table:table-cell table:style-name="Table2.B2" office:value-type="string">
            <text:p text:style-name="P10">Le joueur y a coinché</text:p>
          </table:table-cell>
        </table:table-row>
        <table:table-row>
          <table:table-cell table:style-name="Table2.A2" office:value-type="string">
            <text:p text:style-name="P10">PLAYER Y COUNTERCOINCHED</text:p>
          </table:table-cell>
          <table:table-cell table:style-name="Table2.B2" office:value-type="string">
            <text:p text:style-name="P10">Le joueur y a contrecoinché</text:p>
          </table:table-cell>
        </table:table-row>
        <table:table-row>
          <table:table-cell table:style-name="Table2.A2" office:value-type="string">
            <text:p text:style-name="P10">PLAYER Y PLAYED TN</text:p>
          </table:table-cell>
          <table:table-cell table:style-name="Table2.B2" office:value-type="string">
            <text:p text:style-name="P10">Le joueur y a joué une carte de type T et de chiffre N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3:39:44.238754270</meta:creation-date>
    <dc:date>2017-10-22T14:17:04.486657699</dc:date>
    <meta:editing-duration>PT25M31S</meta:editing-duration>
    <meta:editing-cycles>2</meta:editing-cycles>
    <meta:generator>LibreOffice/5.4.2.2.0$Linux_X86_64 LibreOffice_project/40m0$Build-2</meta:generator>
    <meta:document-statistic meta:table-count="2" meta:image-count="0" meta:object-count="0" meta:page-count="2" meta:paragraph-count="41" meta:word-count="148" meta:character-count="770" meta:non-whitespace-character-count="663"/>
  </office:meta>
</office:document-meta>
</file>